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57<text:s text:c="1"/>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PERSECUTORS (57:4, 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PETITION (57:1-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DAVID'S PROTECTION (57:1, 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DAVID'S PRAISE (57:5, 7-11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DAVID'S PRAISE (57:5, 7-11)<text:s text:c="1"/></text:span><text:span text:style-name="a453" text:class-names=""/></text:p>
          </draw:text-box>
          <svg:title/>
          <svg:desc/>
        </draw:frame>
        <draw:frame draw:id="id86" presentation:style-name="a468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His exaltation (57:5, 11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His exuberance (57:7-8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<text:s text:c="1"/>His expression (57:9-10):<text:s text:c="1"/>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3" draw:style-name="a469" draw:master-page-name="Master1-Layout12-tx-Title-and-Text" presentation:presentation-page-layout-name="Master1-PPL12" draw:id="Slide-258">
        <draw:frame draw:id="id87" presentation:style-name="a473" draw:name="Title 1" svg:x="1.38in" svg:y="0.4in" svg:width="10.6in" svg:height="1.44965in" presentation:class="title" presentation:placeholder="false">
          <draw:text-box>
            <text:p text:style-name="a472" text:class-names="" text:cond-style-name=""><text:span text:style-name="a470" text:class-names="">PSALM 57<text:s text:c="1"/></text:span><text:span text:style-name="a471" text:class-names=""/></text:p>
          </draw:text-box>
          <svg:title/>
          <svg:desc/>
        </draw:frame>
        <draw:frame draw:id="id88" presentation:style-name="a489" draw:name="Text Placeholder 2" svg:x="1.38in" svg:y="2in" svg:width="9.4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DAVID'S PERSECUTORS (57:4, 6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DAVID'S PETITION (57:1-2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DAVID'S PROTECTION (57:1, 3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DAVID'S PRAISE (57:5, 7-11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7 </dc:title>
    <meta:initial-creator>David STRICKLAND</meta:initial-creator>
    <dc:creator>David STRICKLAND</dc:creator>
    <meta:creation-date>2020-02-22T19:33:14Z</meta:creation-date>
    <dc:date>2020-02-22T19:33:14Z</dc:date>
    <meta:template xlink:href="BibleStudy" xlink:type="simple"/>
    <meta:editing-cycles>1</meta:editing-cycles>
    <meta:editing-duration>PT0S</meta:editing-duration>
    <meta:document-statistic meta:paragraph-count="14" meta:word-count="83"/>
  </office:meta>
</office:document-meta>
</file>